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 svg:font-family="Tahoma"/>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heading_20_1">
      <style:paragraph-properties style:writing-mode="lr-tb"/>
      <style:text-properties fo:font-size="11pt" style:font-size-asian="11pt" style:font-size-complex="11pt"/>
    </style:style>
    <style:style style:name="P2" style:family="paragraph" style:parent-style-name="heading_20_2">
      <style:paragraph-properties style:writing-mode="lr-tb"/>
      <style:text-properties fo:font-size="11pt" style:font-size-asian="11pt" style:font-size-complex="11pt"/>
    </style:style>
    <style:style style:name="P3" style:family="paragraph" style:parent-style-name="heading_20_2">
      <style:paragraph-properties style:writing-mode="lr-tb"/>
      <style:text-properties fo:font-size="11pt" style:font-size-asian="11pt" style:font-size-complex="11pt" style:font-weight-complex="bold"/>
    </style:style>
    <style:style style:name="P4" style:family="paragraph" style:parent-style-name="heading_20_3">
      <style:paragraph-properties style:writing-mode="lr-tb"/>
      <style:text-properties fo:font-size="11pt" style:font-size-asian="11pt" style:font-size-complex="11pt"/>
    </style:style>
    <style:style style:name="P5" style:family="paragraph" style:parent-style-name="Standard">
      <style:paragraph-properties style:writing-mode="lr-tb"/>
      <style:text-properties fo:font-size="11pt" style:font-size-asian="11pt" style:font-size-complex="11pt"/>
    </style:style>
    <style:style style:name="P6" style:family="paragraph" style:parent-style-name="Standard">
      <style:paragraph-properties fo:text-align="center" style:justify-single-word="false" style:writing-mode="lr-tb"/>
      <style:text-properties fo:font-size="11pt" style:font-size-asian="11pt" style:font-size-complex="11pt"/>
    </style:style>
    <style:style style:name="P7" style:family="paragraph" style:parent-style-name="Standard">
      <style:paragraph-properties fo:text-align="justify" style:justify-single-word="false" style:writing-mode="lr-tb"/>
      <style:text-properties fo:font-size="11pt" style:font-size-asian="11pt" style:font-size-complex="11pt"/>
    </style:style>
    <style:style style:name="P8" style:family="paragraph" style:parent-style-name="Standard">
      <style:paragraph-properties style:writing-mode="lr-tb"/>
      <style:text-properties fo:font-size="11pt" style:font-size-asian="11pt" style:font-size-complex="11pt" style:font-weight-complex="bold"/>
    </style:style>
    <style:style style:name="P9" style:family="paragraph" style:parent-style-name="Standard">
      <style:paragraph-properties fo:text-align="justify" style:justify-single-word="false" style:writing-mode="lr-tb"/>
      <style:text-properties fo:font-size="11pt" style:font-size-asian="11pt" style:font-size-complex="11pt" style:font-weight-complex="bold"/>
    </style:style>
    <style:style style:name="P10" style:family="paragraph" style:parent-style-name="Standard">
      <style:paragraph-properties style:writing-mode="lr-tb"/>
      <style:text-properties fo:font-size="11pt" fo:font-style="italic" style:font-size-asian="11pt" style:font-style-asian="italic" style:font-size-complex="11pt" style:font-style-complex="italic"/>
    </style:style>
    <style:style style:name="P11" style:family="paragraph" style:parent-style-name="Standard">
      <style:paragraph-properties fo:text-align="center" style:justify-single-word="false" style:writing-mode="lr-tb"/>
      <style:text-properties fo:font-size="11pt" fo:font-style="italic" style:font-size-asian="11pt" style:font-style-asian="italic" style:font-size-complex="11pt" style:font-style-complex="italic"/>
    </style:style>
    <style:style style:name="P12" style:family="paragraph" style:parent-style-name="Standard">
      <style:paragraph-properties fo:text-align="justify" style:justify-single-word="false" style:writing-mode="lr-tb"/>
      <style:text-properties fo:font-size="11pt" fo:font-style="italic" style:font-size-asian="11pt" style:font-style-asian="italic" style:font-size-complex="11pt" style:font-style-complex="italic"/>
    </style:style>
    <style:style style:name="P13" style:family="paragraph" style:parent-style-name="Standard">
      <style:paragraph-properties style:writing-mode="lr-tb"/>
      <style:text-properties fo:font-size="11pt" fo:font-style="italic" style:font-size-asian="11pt" style:font-style-asian="italic" style:font-size-complex="11pt" style:font-style-complex="italic" style:font-weight-complex="bold"/>
    </style:style>
    <style:style style:name="P14" style:family="paragraph" style:parent-style-name="Standard">
      <style:paragraph-properties fo:text-align="justify" style:justify-single-word="false" style:writing-mode="lr-tb"/>
      <style:text-properties fo:font-size="11pt" fo:font-style="italic" style:font-size-asian="11pt" style:font-style-asian="italic" style:font-size-complex="11pt" style:font-style-complex="italic" style:font-weight-complex="bold"/>
    </style:style>
    <style:style style:name="P15" style:family="paragraph" style:parent-style-name="Standard">
      <style:paragraph-properties style:writing-mode="lr-tb"/>
      <style:text-properties fo:font-size="11pt" fo:font-weight="bold" style:font-size-asian="11pt" style:font-weight-asian="bold" style:font-size-complex="11pt" style:font-weight-complex="bold"/>
    </style:style>
    <style:style style:name="P16" style:family="paragraph" style:parent-style-name="Standard">
      <style:paragraph-properties fo:text-align="end" style:justify-single-word="false" style:writing-mode="lr-tb"/>
      <style:text-properties fo:font-size="11pt" fo:font-weight="bold" style:font-size-asian="11pt" style:font-weight-asian="bold" style:font-size-complex="11pt" style:font-weight-complex="bold"/>
    </style:style>
    <style:style style:name="P17" style:family="paragraph" style:parent-style-name="Standard">
      <style:paragraph-properties fo:text-align="end" style:justify-single-word="false" style:writing-mode="lr-tb"/>
      <style:text-properties fo:font-size="11pt" fo:font-weight="bold" style:font-size-asian="11pt" style:font-weight-asian="bold" style:font-size-complex="11pt" style:font-style-complex="italic" style:font-weight-complex="bold"/>
    </style:style>
    <style:style style:name="P18" style:family="paragraph" style:parent-style-name="Standard">
      <style:paragraph-properties style:writing-mode="lr-tb"/>
      <style:text-properties fo:font-size="11pt" fo:language="de" fo:country="DE" style:font-size-asian="11pt" style:font-size-complex="11pt"/>
    </style:style>
    <style:style style:name="P19" style:family="paragraph" style:parent-style-name="Standard">
      <style:paragraph-properties style:writing-mode="lr-tb"/>
      <style:text-properties fo:font-variant="small-caps" fo:font-size="11pt" style:font-size-asian="11pt" style:font-size-complex="11pt" style:font-weight-complex="bold"/>
    </style:style>
    <style:style style:name="P20" style:family="paragraph" style:parent-style-name="Standard">
      <style:paragraph-properties fo:text-align="center" style:justify-single-word="false" fo:break-before="page" style:writing-mode="lr-tb"/>
      <style:text-properties fo:font-size="14pt" style:font-size-asian="14pt" style:font-size-complex="14pt"/>
    </style:style>
    <style:style style:name="P21" style:family="paragraph" style:parent-style-name="Standard">
      <style:paragraph-properties fo:margin-left="0cm" fo:margin-right="0cm" fo:text-align="justify" style:justify-single-word="false" fo:text-indent="1.249cm" style:auto-text-indent="false" style:writing-mode="lr-tb"/>
      <style:text-properties fo:font-size="11pt" style:font-size-asian="11pt" style:font-size-complex="11pt"/>
    </style:style>
    <style:style style:name="P22" style:family="paragraph" style:parent-style-name="Standard">
      <style:paragraph-properties fo:margin-top="0.212cm" fo:margin-bottom="0.212cm" fo:text-align="justify" style:justify-single-word="false" style:writing-mode="lr-tb"/>
      <style:text-properties fo:font-size="11pt" fo:font-weight="bold" style:font-size-asian="11pt" style:font-weight-asian="bold" style:font-size-complex="11pt" style:font-weight-complex="bold"/>
    </style:style>
    <style:style style:name="P23" style:family="paragraph" style:parent-style-name="Standard">
      <style:paragraph-properties fo:margin-left="1cm" fo:margin-right="0cm" fo:margin-top="0.212cm" fo:margin-bottom="0.212cm" fo:text-align="justify" style:justify-single-word="false" fo:text-indent="-1cm" style:auto-text-indent="false" style:writing-mode="lr-tb">
        <style:tab-stops/>
      </style:paragraph-properties>
      <style:text-properties fo:font-size="11pt" style:font-size-asian="11pt" style:font-size-complex="11pt"/>
    </style:style>
    <style:style style:name="P24" style:family="paragraph" style:parent-style-name="Standard" style:master-page-name="Standard">
      <style:paragraph-properties style:page-number="auto" style:writing-mode="lr-tb"/>
    </style:style>
    <style:style style:name="P25" style:family="paragraph" style:parent-style-name="Standard">
      <style:paragraph-properties style:writing-mode="lr-tb"/>
      <style:text-properties fo:font-size="11pt" fo:font-weight="bold" style:font-size-asian="11pt" style:font-weight-asian="bold" style:font-size-complex="11pt" style:font-weight-complex="bold"/>
    </style:style>
    <style:style style:name="T1" style:family="text">
      <style:text-properties fo:font-size="11pt" style:font-size-asian="11pt" style:font-size-complex="11pt"/>
    </style:style>
    <style:style style:name="T2" style:family="text">
      <style:text-properties style:text-position="27% 58%"/>
    </style:style>
    <style:style style:name="T3" style:family="text">
      <style:text-properties style:text-position="27% 58%"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variant="small-caps"/>
    </style:style>
    <style:style style:name="T7" style:family="text">
      <style:text-properties fo:font-variant="small-caps" fo:font-weight="bold" style:font-weight-asian="bold" style:font-weight-complex="bold"/>
    </style:style>
    <style:style style:name="T8" style:family="text">
      <style:text-properties fo:font-variant="small-caps" fo:font-style="italic" style:font-style-asian="italic" style:font-style-complex="italic"/>
    </style:style>
    <style:style style:name="T9" style:family="text">
      <style:text-properties fo:font-variant="small-caps" fo:language="en" fo:country="GB"/>
    </style:style>
    <style:style style:name="T10" style:family="text">
      <style:text-properties fo:font-weight="bold" style:font-weight-asian="bold" style:font-weight-complex="bold"/>
    </style:style>
    <style:style style:name="T11" style:family="text">
      <style:text-properties fo:color="#000000"/>
    </style:style>
    <style:style style:name="T12" style:family="text">
      <style:text-properties style:font-weight-complex="bold"/>
    </style:style>
    <style:style style:name="T13" style:family="text">
      <style:text-properties fo:language="en" fo:country="GB"/>
    </style:style>
    <style:style style:name="T14" style:family="text">
      <style:text-properties fo:language="en" fo:country="GB"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1763, mai. Acte royal<text:span text:style-name="T1"> ([Versailles]).</text:span></text:p>
      <text:p text:style-name="P5">1763, mai. [Versailles].</text:p>
      <text:p text:style-name="P5">Ordre du roi ([Versailles]).</text:p>
      <text:p text:style-name="P5"/>
      <text:p text:style-name="P16">Le confort du courtisan :</text:p>
      <text:p text:style-name="P16">ordres royaux pour le logement à Marly</text:p>
      <text:p text:style-name="P5"/>
      <text:p text:style-name="P6"/>
      <text:p text:style-name="P11"/>
      <text:p text:style-name="P18">Orig. : Arch. nat., O<text:span text:style-name="T2">1</text:span> 284, n° 525.</text:p>
      <text:p text:style-name="P18"/>
      <text:p text:style-name="P5">Cette photographie est accompagnée de :</text:p>
      <text:p text:style-name="P5">• Un commentaire diplomatique</text:p>
      <text:p text:style-name="P5">• Un commentaire historique</text:p>
      <text:p text:style-name="P5"><text:s/>[Dossier préparé en juin 2007 par Nicolas Lyon-Caen, archiviste paléographe, agrégé d’histoire, ATER à l’École, avec la collaboration d’Olivier Poncet]</text:p>
      <text:p text:style-name="P5"/>
      <text:p text:style-name="P5"/>
      <text:h text:style-name="P1" text:outline-level="1">Ligne à ligne</text:h>
      <text:p text:style-name="P5"/>
      <text:p text:style-name="P12">Mai 1763.</text:p>
      <text:p text:style-name="P7"><text:span text:style-name="T4">Ordre du roi.</text:span> <text:span text:style-name="T4">#</text:span></text:p>
      <text:p text:style-name="P7"/>
      <text:p text:style-name="P7">Le s(ieur) Luthier demande si l’on éclairera </text:p>
      <text:p text:style-name="P7">et chauffera le château de Marly le </text:p>
      <text:p text:style-name="P7">voyage prochain comme dans les voyages </text:p>
      <text:p text:style-name="P7">ordinaires.</text:p>
      <text:p text:style-name="P12">Le pavillon du roy comme</text:p>
      <text:p text:style-name="P12">à l’ordinaire, mais l’on ne </text:p>
      <text:p text:style-name="P12">donnera de bois d’arrivée à</text:p>
      <text:p text:style-name="P12">personne. #</text:p>
      <text:p text:style-name="P7"/>
      <text:p text:style-name="P7">Si le concierge, les garçons du garde-meuble, </text:p>
      <text:p text:style-name="P7">les s(ieur)s Boucheman et Lemoine, les </text:p>
      <text:p text:style-name="P7">garçons du château, l’orloger, le garçon </text:p>
      <text:p text:style-name="P7">des chiens et les porteurs seront chauffés </text:p>
      <text:p text:style-name="P7">et éclairés.</text:p>
      <text:p text:style-name="P7"><text:span text:style-name="T4">Le</text:span> <text:span text:style-name="T4">voyage étant comme </text:span></text:p>
      <text:p text:style-name="P12">celui de Versailles, l’on n’est </text:p>
      <text:p text:style-name="P12">obligé à rien, mais on peut </text:p>
      <text:p text:style-name="P12">leur donner quelque secours en </text:p>
      <text:p text:style-name="P7"><text:span text:style-name="T4">bois et lumières ; m</text:span><text:span text:style-name="T3">rs</text:span><text:span text:style-name="T4"> Bouceman </text:span></text:p>
      <text:p text:style-name="P12">et Lemoine, oui sûrement. #</text:p>
      <text:p text:style-name="P7"/>
      <text:p text:style-name="P7">Si on éclairera les salles des gardes</text:p>
      <text:p text:style-name="P7">de Votre Majesté, des gardes de </text:p>
      <text:p text:style-name="P7">la Porte et des Cent Suisses.</text:p>
      <text:p text:style-name="P12">Oui, sans doute. #</text:p>
      <text:p text:style-name="P7"/>
      <text:p text:style-name="P7">Si les femmes de chambre de mesdames </text:p>
      <text:p text:style-name="P7">qui logent hors du château seront chauffées </text:p>
      <text:p text:style-name="P7">et éclairées.</text:p>
      <text:p text:style-name="P12">Oui, en observant la règle </text:p>
      <text:p text:style-name="P12">la plus exacte. #</text:p>
      <text:p text:style-name="P7"/>
      <text:p text:style-name="P7"><text:soft-page-break/>Si on donnera une bougie blanche par </text:p>
      <text:p text:style-name="P7">jour au supérieur des cordeliers de </text:p>
      <text:p text:style-name="P7">Noisy.</text:p>
      <text:p text:style-name="P7"><text:span text:style-name="T4">Oui </text:span>[biffé]<text:span text:style-name="T4"> Non, une demie. #</text:span></text:p>
      <text:p text:style-name="P7"/>
      <text:p text:style-name="P7">Et si on donnera une bougie par </text:p>
      <text:p text:style-name="P7">jour au vicaire de la paroisse qui dessert </text:p>
      <text:p text:style-name="P7">la chapelle du commun.</text:p>
      <text:p text:style-name="P10">Non, mais la valeur en argent. #</text:p>
      <text:p text:style-name="P5"/>
      <text:p text:style-name="P10">Le roy chauffe et éclaire les conseillers </text:p>
      <text:p text:style-name="P5"><text:span text:style-name="T4">d’État à leur pied-à-terre qui est au 5 au commun. # </text:span><text:span text:style-name="T6">Noailles.</text:span></text:p>
      <text:p text:style-name="P5"/>
      <text:p text:style-name="P5"/>
      <text:h text:style-name="P1" text:outline-level="1">Transcription à longues lignes</text:h>
      <text:p text:style-name="P5"/>
      <text:p text:style-name="P7"><text:span text:style-name="T4">Mai 1763. Ordre du roi.</text:span> <text:span text:style-name="T4">#</text:span></text:p>
      <text:p text:style-name="P7"/>
      <text:p text:style-name="P7">Le sieur <text:span text:style-name="T10">Luthier</text:span> demande si l’on éclairera et chauffera le <text:span text:style-name="T10">château de Marly</text:span> le voyage prochain comme dans les voyages ordinaires.</text:p>
      <text:p text:style-name="P12">Le pavillon du roy comme à l’ordinaire, mais l’on ne donnera de bois d’arrivée à personne. #</text:p>
      <text:p text:style-name="P7"/>
      <text:p text:style-name="P7">Si le concierge, les garçons du <text:span text:style-name="T10">garde-meuble</text:span>, les sieurs <text:span text:style-name="T10">Boucheman</text:span> et <text:span text:style-name="T10">Lemoine</text:span>, les </text:p>
      <text:p text:style-name="P7">garçons du château, l’orloger, le garçon des <text:span text:style-name="T10">chiens</text:span> et les porteurs seront chauffés et éclairés.</text:p>
      <text:p text:style-name="P7"><text:span text:style-name="T4">Le</text:span> <text:span text:style-name="T4">voyage étant comme celui de Versailles, l’on n’est obligé à rien, mais on peut leur donner quelque secours en bois et lumières ; m</text:span><text:span text:style-name="T3">rs</text:span><text:span text:style-name="T4"> Bouceman et Lemoine, oui sûrement. #</text:span></text:p>
      <text:p text:style-name="P7"/>
      <text:p text:style-name="P7">Si on éclairera les salles des gardes de Votre Majesté, des gardes de <text:span text:style-name="T10">la Porte</text:span> et des <text:span text:style-name="T10">Cent Suisses</text:span>.</text:p>
      <text:p text:style-name="P12">Oui, sans doute. #</text:p>
      <text:p text:style-name="P7"/>
      <text:p text:style-name="P7">Si les femmes de chambre de mesdames qui logent hors du château seront chauffées et éclairées.</text:p>
      <text:p text:style-name="P12">Oui, en observant la règle la plus exacte. #</text:p>
      <text:p text:style-name="P7"/>
      <text:p text:style-name="P7">Si on donnera une bougie blanche par jour au supérieur des <text:span text:style-name="T10">cordeliers de Noisy</text:span>.</text:p>
      <text:p text:style-name="P7"><text:span text:style-name="T4">Oui </text:span>[rayé]<text:span text:style-name="T4"> Non, une demie. #</text:span></text:p>
      <text:p text:style-name="P7"/>
      <text:p text:style-name="P7">Et si on donnera une bougie par jour au vicaire de la paroisse qui dessert <text:span text:style-name="T10">la chapelle du commun</text:span>.</text:p>
      <text:h text:style-name="P2" text:outline-level="2">Non, mais la valeur en argent. #</text:h>
      <text:p text:style-name="P5"/>
      <text:p text:style-name="P5"><text:span text:style-name="T4">Le roy chauffe et éclaire les conseillers d’État à leur pied-à-terre qui est au </text:span><text:span text:style-name="T5">5 au commun</text:span><text:span text:style-name="T4">. # </text:span><text:span text:style-name="T7">Noailles</text:span><text:span text:style-name="T6">.</text:span></text:p>
      <text:p text:style-name="P5"/>
      <text:p text:style-name="P5"/>
      <text:p text:style-name="P15">Soit en limitant l’acte aux données factuelles :</text:p>
      <text:p text:style-name="P15"/>
      <text:p text:style-name="P5">1763, mai. — Versailles.</text:p>
      <text:p text:style-name="P5"/>
      <text:p text:style-name="P5">En prévision d’un voyage de la cour à Marly, le gouverneur de Versailles soumet au roi des questions relatives au logement d’un certain nombre de courtisans et de serviteurs royaux qui accompagnent le souverain. Le château sera éclairé comme à l’ordinaire et le roi fournira du bois de chauffage à certains domestiques seulement, ainsi qu’une demi bougie et de l’argent au personnel ecclésiastique.</text:p>
      <text:p text:style-name="P5"/>
      <text:h text:style-name="P4" text:outline-level="3">Notes</text:h>
      <text:p text:style-name="P7"/>
      <text:p text:style-name="P7"><text:tab/>Louis-François <text:span text:style-name="T10">Luthier</text:span> était employé pour le bois et la bougie du château de Marly avec <text:soft-page-break/>1 000 l. de gages en 1759 (Arch. nat., O<text:span text:style-name="T2">1</text:span> 3913 bis, n° 2, état pour servir de certificat de service).</text:p>
      <text:p text:style-name="P7"><text:tab/>Le château de <text:span text:style-name="T10">Marly</text:span> (aujourd’hui Marly-le-Roi) a été bâti sur les plan de Jules Hardouin-Mansart pour Louis XIV entre 1679 et 1685. Au <text:span text:style-name="T6">xviii</text:span><text:span text:style-name="T2">e</text:span> siècle, il fait partie du domaine royal de Versailles.</text:p>
      <text:p text:style-name="P7"><text:tab/>Le <text:span text:style-name="T10">garde-meuble de la couronne</text:span><text:span text:style-name="T11"> est une administration chargée de la gestion du mobilier et des objets d'art destinés à l'ornement des appartements royaux</text:span></text:p>
      <text:p text:style-name="P7"><text:tab/>Louis-Marie de <text:span text:style-name="T10">Boucheman</text:span>, valet de chambre ordinaire du roi depuis 1727 à la suite de son père et concierge du château de Versailles à partir d’octobre 1768.</text:p>
      <text:p text:style-name="P7"><text:tab/>Probablement de Louis-Henry <text:span text:style-name="T10">Lemoine</text:span>, valet de chambre ordinaire (Arch. nat., Z<text:span text:style-name="T2">1a</text:span> 481, état de la maison du roi pour 1759).</text:p>
      <text:p text:style-name="P7"><text:tab/>Le roi disposait à Marly même d’un <text:span text:style-name="T10">chenil</text:span> particulier depuis 1702.</text:p>
      <text:p text:style-name="P7"><text:tab/>Les <text:span text:style-name="T10">gardes de la Porte</text:span> : compagnie de cinquante hommes d’armes chargée de veiller de jour sur les portes intérieures du palais royal. </text:p>
      <text:p text:style-name="P7"><text:tab/>Les <text:span text:style-name="T10">Cent Suisses</text:span> : compagnie de cent militaires venus de cantons suisses créée en 1496 pour assurer la garde personnel du roi dans les palais royaux</text:p>
      <text:p text:style-name="P7"><text:tab/>Un couvent de religieux franciscains (<text:span text:style-name="T10">cordeliers</text:span>) est fondé à Noisy en 1599. Parmi les aumônes royales versées aux paroisses et religieux des environs du domaine apparaissent les écoles paroissiales de Noisy (aujourd’hui Noisy-le-Roi). Les cordeliers desservent régulièrement le château (Arch. nat., O<text:span text:style-name="T2">1</text:span> 3913<text:span text:style-name="T2">A</text:span>, liasse 1, certificat attestant qu’ils ont rempli leur service au château de Marly en 1761 suivant les intentions du roi).</text:p>
      <text:p text:style-name="P7"><text:tab/>La <text:span text:style-name="T10">chapelle du commun</text:span> du château, prévue pour les domestiques, par opposition à la chapelle du château lui-même. Le curé de la paroisse de Marly dit normalement la messe dans cette dernière qui compte néanmoins un chapelain en titre. C’est sans doute son vicaire qui la célèbre dans celle du commun.</text:p>
      <text:p text:style-name="P7"><text:tab/>Philippe de <text:span text:style-name="T10">Noailles</text:span> (1715-1794) comte de Noailles puis maréchal et duc de Mouchy, intendant et gouverneur du château et domaine de Versailles en survivance (1720-1729) puis en titre (1729-1778).</text:p>
      <text:p text:style-name="P5"/>
      <text:p text:style-name="P20">Parties du discours</text:p>
      <text:p text:style-name="P5"/>
      <text:p text:style-name="P12">Mai 1763. </text:p>
      <text:p text:style-name="P17">date</text:p>
      <text:p text:style-name="P7"><text:span text:style-name="T4">Ordre du roi.</text:span> <text:span text:style-name="T4">#</text:span></text:p>
      <text:p text:style-name="P16">analyse</text:p>
      <text:p text:style-name="P7"/>
      <text:p text:style-name="P7">Le sieur <text:span text:style-name="T12">Luthier demande si l’on éclairera et chauffera le château de Marly le voyage prochain comme dans les voyages ordinaires.</text:span></text:p>
      <text:p text:style-name="P16">requête</text:p>
      <text:p text:style-name="P14">Le pavillon du roy comme à l’ordinaire, mais l’on ne donnera de bois d’arrivée à personne. #</text:p>
      <text:p text:style-name="P16">ordre</text:p>
      <text:p text:style-name="P9">Si le concierge, les garçons du garde-meuble, les sieurs Boucheman et Lemoine, les </text:p>
      <text:p text:style-name="P9">garçons du château, l’orloger, le garçon des chiens et les porteurs seront chauffés et éclairés.</text:p>
      <text:p text:style-name="P16">requête</text:p>
      <text:p text:style-name="P9"/>
      <text:p text:style-name="P9"><text:span text:style-name="T4">Le</text:span> <text:span text:style-name="T4">voyage étant comme celui de Versailles, l’on n’est obligé à rien, mais on peut leur donner quelque secours en bois et lumières ; m</text:span><text:span text:style-name="T3">rs</text:span><text:span text:style-name="T4"> Bouceman et Lemoine, oui sûrement. #</text:span></text:p>
      <text:p text:style-name="P16">ordre</text:p>
      <text:p text:style-name="P9"/>
      <text:p text:style-name="P9">Si on éclairera les salles des gardes de Votre Majesté, des gardes de la Porte et des Cent Suisses.</text:p>
      <text:p text:style-name="P16">requête</text:p>
      <text:p text:style-name="P9"/>
      <text:p text:style-name="P14">Oui, sans doute. #</text:p>
      <text:p text:style-name="P16">ordre</text:p>
      <text:p text:style-name="P9"/>
      <text:p text:style-name="P9">Si les femmes de chambre de mesdames qui logent hors du château seront chauffées et éclairées.</text:p>
      <text:p text:style-name="P16">requête</text:p>
      <text:p text:style-name="P9"/>
      <text:p text:style-name="P14">Oui, en observant la règle la plus exacte. #</text:p>
      <text:p text:style-name="P16">ordre</text:p>
      <text:p text:style-name="P9"/>
      <text:p text:style-name="P9">Si on donnera une bougie blanche par jour au supérieur des cordeliers de Noisy.</text:p>
      <text:p text:style-name="P16">requête</text:p>
      <text:p text:style-name="P9"/>
      <text:p text:style-name="P9"><text:span text:style-name="T4">Oui </text:span>[rayé]<text:span text:style-name="T4"> Non, une demie. #</text:span></text:p>
      <text:p text:style-name="P16">ordre</text:p>
      <text:p text:style-name="P9"/>
      <text:p text:style-name="P9">Et si on donnera une bougie par jour au vicaire de la paroisse qui dessert la chapelle du commun.</text:p>
      <text:p text:style-name="P16">requête</text:p>
      <text:p text:style-name="P9"/>
      <text:h text:style-name="P3" text:outline-level="2">Non, mais la valeur en argent. #</text:h>
      <text:p text:style-name="P16">ordre</text:p>
      <text:p text:style-name="P8"/>
      <text:p text:style-name="P13">Le roy chauffe et éclaire les conseillers d’État à leur pied-à-terre qui est au 5 au commun. # </text:p>
      <text:p text:style-name="P16">ordre</text:p>
      <text:p text:style-name="P13"/>
      <text:p text:style-name="P19">Noailles.</text:p>
      <text:p text:style-name="P16">signature</text:p>
      <text:p text:style-name="P15">Commentaire diplomatique.</text:p>
      <text:p text:style-name="P5"/>
      <text:p text:style-name="P7"><text:tab/>L’acte désigné ici comme un « ordre du roi », qu’il n’est pas vraiment puisqu’il ne porte pas de notation écrite du souverain, est un type documentaire devenu fréquent à la fin de l’Ancien Régime. Il est issu de la catégorie diplomatique des bons du roi. Le souverain appose, sur une requête qu’on lui présente, son accord (signifiée par le terme « bon » écrit de sa main) ou son refus : ici la seule <text:soft-page-break/>signature du gouverneur manifeste que la volonté royale s’est exprimée. L’usage en est devenu systématique dans l’administration de Versailles pour tout ce qui regarde les projets de dépenses ou l’affectation de logements. Ces ordres tiennent lieu de décharge au gouverneur – des mandats de paiement en quelque sorte – qui bénéficie d’un travail particulier et régulier avec le monarque. Il lui soumet sous forme de questions des demandes émanant directement de lui-même ou de ses subordonnés et écrites de la main d’un secrétaire. Le gouverneur note ensuite, dans la marge prévue à cet effet dans la partie gauche de la feuille, le résultat concret de ce travail – la réponse donnée par le roi. Le paraphe du gouverneur porté à la fin de chaque réponse, comparable aux usages notariés en cas de corrections marginales, confère un caractère officiel au document auquel il appose de surcroît sa signature.</text:p>
      <text:p text:style-name="P5"/>
      <text:p text:style-name="P5"/>
      <text:p text:style-name="P15">Commentaire historique.</text:p>
      <text:p text:style-name="P5"/>
      <text:p text:style-name="P21">Louis XV séjourne régulièrement au cours du mois de mai au château de Marly. Créé par Louis XIV qui a acheté la baronnie en 1676, il est intégré au domaine de Versailles et érigé en administration particulière en 1693 sous la direction d’un gouverneur. Ce dernier est chargé en particulier de répartir les logements des châteaux (tout particulièrement à Versailles) entre les différents demandeurs (courtisans, personnel de service), de payer les divers employés (concierges, gardes, etc.) et d’assurer la fourniture de la pourvoierie (bois de chauffage, éclairage, charbon). </text:p>
      <text:p text:style-name="P21">Ce document règle des problèmes de détail liés aux fournitures de bois pour l’éclairage et le chauffage et de bougies en prévision d’un séjour à Marly, à la demande de l’employé chargé de les distribuer. Outre les questions de protocole et de respect des hiérarchies, le contexte de la fin de la guerre de Sept Ans, conclue par le traité de Paris du 10 février 1763, incite la monarchie à restreindre ses dépenses : ses dettes montent à 1,8 milliards de livres. La pourvoierie représente d’ailleurs le plus gros poste de dépenses du gouvernement de Versailles, environ 430 000 livres sur 2 millions à la veille de la Révolution. Il s’agit donc de déterminer précisément ce que le roi prend à sa charge et ce que sa suite et ses serviteurs devront payer eux-mêmes. Les deux valets de chambre de quartier qui accompagnent le roi sont entièrement défrayés, les autres doivent se prendre en charge. Enfin le roi emmène avec lui, en plus des courtisans triés sur le volet, un certain nombre de membres du Conseil pour pouvoir continuer à travailler. Leurs bureaux (des logements collectifs) sont installés dans les communs du château. Les conseillers d’État bénéficient normalement à la cour du même traitement que les secrétaires d’État, les deux groupes étant réputés « commensaux pour l’honneur de première classe » (Sophie <text:span text:style-name="T6">de</text:span> <text:span text:style-name="T6">Laverny</text:span>, <text:span text:style-name="T4">Les domestiques commensaux des rois de France au XVII</text:span><text:span text:style-name="T3">e</text:span><text:span text:style-name="T4"> siècle</text:span>, p.27). </text:p>
      <text:p text:style-name="P21"/>
      <text:p text:style-name="P22">Bibliographie complémentaire. </text:p>
      <text:p text:style-name="P23"><text:span text:style-name="T6">Da Vinha (</text:span>Mathieu<text:span text:style-name="T6">),</text:span> <text:span text:style-name="T4">Les valets des chambre de Louis XIV</text:span>,<text:span text:style-name="T4"> </text:span>Paris, Perrin, 2004, 520 p.</text:p>
      <text:p text:style-name="P23"><text:span text:style-name="T6">Laverny</text:span> (Sophie de<text:span text:style-name="T6">)</text:span>, <text:span text:style-name="T4">Les domestiques commensaux des rois de France au </text:span><text:span text:style-name="T8">xvii</text:span><text:span text:style-name="T3">e</text:span><text:span text:style-name="T4"> siècle</text:span>, Paris, Presses de l’Université Paris-Sorbonne, 2002, 557 p.</text:p>
      <text:p text:style-name="P23">M<text:span text:style-name="T6">arotaux</text:span> (Vincent), « Une curiosité institutionnelle : l’administration du domaine de Versailles sous l’Ancien Régime », dans <text:span text:style-name="T4">Bibliothèque de l’École des chartes</text:span>, t. 143, 1985, p. 275-312.</text:p>
      <text:p text:style-name="P23"><text:span text:style-name="T9">Newton (</text:span><text:span text:style-name="T13">William Ritchey), </text:span><text:span text:style-name="T14">L’espace</text:span><text:span text:style-name="T13"> </text:span><text:span text:style-name="T14">du roi. </text:span><text:span text:style-name="T4">Le cour de France au château de Versailles, 1682-1789</text:span>, Paris, Fayard, 2000, 588 p.</text:p>
      <text:p text:style-name="P23"><text:span text:style-name="T9">Newton (</text:span><text:span text:style-name="T13">William Ritchey), </text:span><text:span text:style-name="T14">La Petite cour. </text:span><text:span text:style-name="T4">Service et serviteurs à la cour de Versailles au </text:span><text:span text:style-name="T8">xviii</text:span><text:span text:style-name="T3">e</text:span><text:span text:style-name="T4"> siècle</text:span>, Paris, Fayard, 2006, 662 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 svg:font-family="Tahoma"/>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Times New Roman" fo:font-size="12pt" fo:language="fr" fo:country="FR" style:font-name-asian="Times New Roman" style:font-size-asian="12pt" style:language-asian="fr" style:country-asian="FR" style:font-name-complex="Times New Roman"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text-autospace="ideograph-alpha" style:vertical-align="auto"/>
      <style:text-properties fo:font-size="12pt" fo:language="fr" fo:country="FR" style:font-size-asian="12pt" style:language-asian="fr" style:country-asian="F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list-style-name="">
      <style:paragraph-properties fo:text-align="end" style:justify-single-word="false"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list-style-name="">
      <style:paragraph-properties fo:keep-with-next="always"/>
      <style:text-properties fo:font-style="italic" style:font-style-asian="italic" style:font-style-complex="italic"/>
    </style:style>
    <style:style style:name="heading_20_3" style:display-name="heading 3" style:family="paragraph" style:parent-style-name="Standard" style:next-style-name="Standard" style:default-outline-level="3" style:list-style-name="">
      <style:paragraph-properties fo:keep-with-next="always"/>
      <style:text-properties fo:font-weight="bold" style:font-weight-asian="bold" style:font-weight-complex="bold"/>
    </style:style>
    <style:style style:name="footnote_20_text" style:display-name="footnote text" style:family="paragraph" style:parent-style-name="Standard">
      <style:text-properties fo:font-size="10pt" style:font-size-asian="10pt" style:font-size-complex="10pt"/>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25% 58%" style:font-name-complex="Times New Roman"/>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1763, mai — Versailles (</dc:title>
    <meta:initial-creator>Nicolas</meta:initial-creator>
    <dc:creator>Nicolas</dc:creator>
    <meta:creation-date>2008-02-11T10:20:00</meta:creation-date>
    <dc:date>2008-02-11T10:20:00</dc:date>
    <meta:document-statistic meta:character-count="10783" meta:image-count="0" meta:object-count="0" meta:page-count="5" meta:paragraph-count="127" meta:table-count="0" meta:word-count="1815"/>
    <meta:generator>OpenOffice.org/3.2$Win32 OpenOffice.org_project/320m12$Build-9483</meta:generator>
  </office:meta>
</office:document-meta>
</file>